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Barlow" svg:font-family="Barlow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loext:opacity="100%" style:font-name="sans-serif" fo:font-size="12.75pt" fo:letter-spacing="normal" fo:font-style="normal" fo:font-weight="normal" officeooo:paragraph-rsid="000fbccb"/>
    </style:style>
    <style:style style:name="P2" style:family="paragraph" style:parent-style-name="Text_20_body">
      <style:paragraph-properties fo:margin-left="0cm" fo:margin-right="0cm" fo:margin-top="0.397cm" fo:margin-bottom="0.397cm" style:contextual-spacing="false" fo:line-height="200%" fo:orphans="2" fo:widows="2" fo:text-indent="0cm" style:auto-text-indent="false"/>
      <style:text-properties fo:font-variant="normal" fo:text-transform="none" fo:color="#333333" loext:opacity="100%" style:font-name="sans-serif" fo:font-size="12.75pt" fo:letter-spacing="normal" fo:font-style="normal" fo:font-weight="normal" officeooo:paragraph-rsid="000fbccb"/>
    </style:style>
    <style:style style:name="P3" style:family="paragraph" style:parent-style-name="Text_20_body">
      <style:paragraph-properties fo:margin-left="0cm" fo:margin-right="0cm" fo:margin-top="0.397cm" fo:margin-bottom="0.397cm" style:contextual-spacing="false" fo:line-height="200%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0fbccb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P5" style:family="paragraph" style:parent-style-name="Heading_20_1">
      <style:text-properties fo:font-variant="normal" fo:text-transform="none" fo:color="#333333" loext:opacity="100%" style:font-name="Barlow" fo:font-size="27pt" fo:letter-spacing="normal" fo:font-style="normal" fo:font-weight="normal" officeooo:paragraph-rsid="000fbccb"/>
    </style:style>
    <style:style style:name="P6" style:family="paragraph" style:parent-style-name="Standard">
      <style:text-properties fo:color="#000000" loext:opacity="100%" style:font-name="Liberation Serif" officeooo:rsid="00121276" officeooo:paragraph-rsid="00121276"/>
    </style:style>
    <style:style style:name="P7" style:family="paragraph" style:parent-style-name="Standard">
      <style:text-properties fo:color="#000000" loext:opacity="100%" style:font-name="Liberation Serif" officeooo:rsid="00121276" officeooo:paragraph-rsid="001296f8"/>
    </style:style>
    <style:style style:name="P8" style:family="paragraph" style:parent-style-name="Standard">
      <style:text-properties fo:color="#000000" loext:opacity="100%" style:font-name="Liberation Serif" officeooo:rsid="0012f643" officeooo:paragraph-rsid="0012f643"/>
    </style:style>
    <style:style style:name="P9" style:family="paragraph" style:parent-style-name="Standard" style:list-style-name="L1">
      <style:text-properties fo:color="#000000" loext:opacity="100%" style:font-name="Liberation Serif" officeooo:rsid="0012f643" officeooo:paragraph-rsid="0012f643"/>
    </style:style>
    <style:style style:name="P10" style:family="paragraph" style:parent-style-name="Standard">
      <style:text-properties fo:color="#000000" loext:opacity="100%" style:font-name="Liberation Serif" officeooo:paragraph-rsid="00121276"/>
    </style:style>
    <style:style style:name="T1" style:family="text">
      <style:text-properties fo:color="#212529" loext:opacity="100%" style:font-name="apple-system" fo:font-size="12pt"/>
    </style:style>
    <style:style style:name="T2" style:family="text">
      <style:text-properties fo:color="#212529" loext:opacity="100%" style:font-name="apple-system" fo:font-size="12pt" officeooo:rsid="000fbccb"/>
    </style:style>
    <style:style style:name="T3" style:family="text">
      <style:text-properties officeooo:rsid="00121276"/>
    </style:style>
    <style:style style:name="T4" style:family="text">
      <style:text-properties officeooo:rsid="001296f8"/>
    </style:style>
    <style:style style:name="T5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officeooo:rsid="001296f8" style:font-size-asian="12pt" style:font-size-complex="12pt"/>
    </style:style>
    <style:style style:name="T7" style:family="text">
      <style:text-properties fo:font-variant="normal" fo:text-transform="none" fo:font-size="12pt" fo:letter-spacing="normal" fo:font-style="normal" fo:font-weight="normal" officeooo:rsid="00166a2d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">Introducción: </text:span></text:p>
      <text:p text:style-name="P6"/>
      <text:p text:style-name="P7">En esta parte del trabajo se pretende dar una pequeña introducción <text:s/>al enfoque de sistemas, primero estudiaremos sus orígenes y como esta a evolucionado con el paso del tiempo, tambien estudiaremos su importancia en nuestra vida y sus características y sus aplicaciones ; <text:span text:style-name="T4">en el trabajo nos encontraremos con nombres reconocidos como <text:s/></text:span><text:span text:style-name="T6">Ludwig von Bertalanffy, etc.</text:span></text:p>
      <text:p text:style-name="P7"><text:span text:style-name="T6"/></text:p>
      <text:p text:style-name="P7"><text:span text:style-name="T6">El Enfoque de Sistemas: Es un esquema metodológico que sirve como guía para la solución de problemas, en especial hacia aquellos que surgen en la dirección o administración de un sistema, al existir una discrepancia entre lo que se tiene y lo que se desea, su problemática, sus componentes y su solución. </text:span></text:p>
      <text:p text:style-name="P7"><text:span text:style-name="T6"/></text:p>
      <text:p text:style-name="P8"><text:span text:style-name="T6">O</text:span><text:span text:style-name="T5">bjetivos:</text:span></text:p>
      <text:list xml:id="list414473316" text:style-name="L1">
        <text:list-item>
          <text:p text:style-name="P9"><text:span text:style-name="T5">dar a conocer el origen del enfoque de sistemas </text:span><text:span text:style-name="T7">así como su evolución con el paso del tiempo</text:span></text:p>
        </text:list-item>
        <text:list-item>
          <text:p text:style-name="P9"><text:span text:style-name="T5">identificar la importancia y características del enfoque de sistemas</text:span></text:p>
        </text:list-item>
        <text:list-item>
          <text:p text:style-name="P9"><text:span text:style-name="T5">determinar las diferentes aplicaciones del enfoque de sistema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Barlow" svg:font-family="Barlow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00%" fo:keep-with-next="always"/>
      <style:text-properties style:font-name="Times New Roman" fo:font-family="'Times New Roman'" style:font-family-generic="roman" style:font-pitch="variable" fo:font-size="12pt" style:rfc-language-tag="es-ES-u-co-trad" fo:language="es" fo:country="ES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6:10:32.370356743</meta:creation-date>
    <dc:date>2021-08-16T19:03:53.076041764</dc:date>
    <meta:editing-duration>PT2H35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7" meta:word-count="148" meta:character-count="916" meta:non-whitespace-character-count="774"/>
  </office:meta>
</office:document-meta>
</file>